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 fo:language="ru" fo:country="RU"/>
    </style:style>
    <style:style style:name="P4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language="en" fo:country="US" fo:font-style="normal" style:font-style-asian="normal" style:font-style-complex="normal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Heading_20_1">
      <style:text-properties fo:language="ru" fo:country="RU"/>
    </style:style>
    <style:style style:name="T1" style:family="text">
      <style:text-properties fo:language="en" fo:country="US"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style:font-name="Times New Roman" fo:language="ru" fo:country="RU" fo:font-style="normal" style:font-style-asian="normal" style:font-style-complex="normal"/>
    </style:style>
    <style:style style:name="T7" style:family="text">
      <style:text-properties style:font-name="Times New Roman" fo:language="en" fo:country="US"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3cm" svg:height="0.9cm" draw:z-index="0"><draw:image xlink:href="../../odt/images/3111.png" xlink:type="simple" xlink:show="embed" xlink:actuate="onLoad"/></draw:frame></text:p>
          </table:table-cell>
          <table:table-cell table:style-name="Table1.B1" office:value-type="string">
            <text:h text:style-name="P7" text:outline-level="1">Ёмкость электрическая переменна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>| СЛАУ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59cm" svg:height="2.011cm" draw:z-index="0"><draw:image xlink:href="../../odt/images/3111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3"><text:span text:style-name="T1">Блок представляет собой модель н</text:span><text:span text:style-name="T2">елинейного сопротивления</text:span><text:span text:style-name="T1">, </text:span><text:span text:style-name="T2">описываемого</text:span><text:span text:style-name="T1"> следующим дифференциальным уравнением:</text:span></text:p>
            <text:p text:style-name="P3"><text:span text:style-name="T1"><draw:frame draw:style-name="fr3" draw:name="Объект1" text:anchor-type="as-char" svg:width="3.614cm" svg:height="1.18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,</text:span></text:p>
            <text:p text:style-name="P4">где </text:p>
            <text:p text:style-name="P3"><text:span text:style-name="T1"><draw:frame draw:style-name="fr3" draw:name="Объект2" text:anchor-type="as-char" svg:width="1.055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– разность потенциалов, </text:span><text:span text:style-name="T2">В</text:span><text:span text:style-name="T1">;</text:span></text:p>
            <text:p text:style-name="P3"><text:span text:style-name="T1"><draw:frame draw:style-name="fr3" draw:name="Объект3" text:anchor-type="as-char" svg:width="1.154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– </text:span><text:span text:style-name="T2">ёмкость, Ф</text:span><text:span text:style-name="T1">, </text:span><text:span text:style-name="T3">переменная</text:span><text:span text:style-name="T2"> во времени (значение ёмкости подается на управляющий вход блока);</text:span></text:p>
            <text:p text:style-name="P3"><text:span text:style-name="T1"><draw:frame draw:style-name="fr3" draw:name="Объект4" text:anchor-type="as-char" svg:width="0.94cm" svg:height="0.56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– ток, </text:span><text:span text:style-name="T2">А</text:span><text:span text:style-name="T1">.</text:span></text:p>
            <text:p text:style-name="P3"><text:span text:style-name="T2">Блок аналогичен блоку </text:span><text:span text:style-name="T8">Ёмкость электрическая идеальная</text:span><text:span text:style-name="T2">.</text:span></text:p>
            <text:p text:style-name="P5"><draw:frame draw:style-name="fr2" draw:name="Графический объект3" text:anchor-type="as-char" svg:width="15.93cm" svg:height="11.381cm" draw:z-index="0"><draw:image xlink:href="../../odt/images/3111_ris_1.png" xlink:type="simple" xlink:show="embed" xlink:actuate="onLoad"/></draw:frame></text:p>
            <text:p text:style-name="P6"><text:span text:style-name="T7">Рисунок </text:span><text:span text:style-name="T6">1 – </text:span><text:span text:style-name="T7">Внутренняя структура блока «</text:span><text:span text:style-name="T6">Ёмкость</text:span><text:span text:style-name="T7"> </text:span><text:span text:style-name="T6">электрическая переменная</text:span><text:span text:style-name="T7">»</text:span></text:p>
            <text:p text:style-name="Text_20_body"><text:span text:style-name="T5">Свойства</text:span><text:span text:style-name="T4">: для работы блока свойства задавать не требуется.</text:span></text:p>
          </table:table-cell>
          <table:covered-table-cell/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Ёмкость электрическая переменная</dc:title>
    <dc:date>2012-02-16T12:17:37.56</dc:date>
    <meta:generator>OpenOffice_Beta/4.1.0$Win32 OpenOffice.org_project/410m14$Build-9760</meta:generator>
    <meta:editing-duration>PT3H24M35S</meta:editing-duration>
    <meta:editing-cycles>94</meta:editing-cycles>
    <dc:creator>Александр </dc:creator>
    <meta:document-statistic meta:table-count="1" meta:image-count="3" meta:object-count="4" meta:page-count="2" meta:paragraph-count="16" meta:word-count="65" meta:character-count="48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i</mi>
      <mrow>
        <mrow>
          <mo stretchy="false">(</mo>
          <mrow>
            <mi>t</mi>
          </mrow>
          <mo stretchy="false">)</mo>
        </mrow>
        <mo stretchy="false">=</mo>
        <mi>C</mi>
      </mrow>
      <mrow>
        <mrow>
          <mo stretchy="false">(</mo>
          <mrow>
            <mi>t</mi>
          </mrow>
          <mo stretchy="false">)</mo>
        </mrow>
        <mo stretchy="false">⋅</mo>
        <mrow>
          <mfrac>
            <mrow>
              <mi mathvariant="italic">du</mi>
              <mrow>
                <mo stretchy="false">(</mo>
                <mrow>
                  <mi>t</mi>
                </mrow>
                <mo stretchy="false">)</mo>
              </mrow>
            </mrow>
            <mrow>
              <mi mathvariant="italic">dt</mi>
            </mrow>
          </mfrac>
        </mrow>
      </mrow>
    </mrow>
    <annotation encoding="StarMath 5.0">i(t) = C(t) cdot {{du(t)} over {dt}}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i>C</mi>
      <mrow>
        <mo stretchy="false">(</mo>
        <mrow>
          <mi>t</mi>
        </mrow>
        <mo stretchy="false">)</mo>
      </mrow>
    </mrow>
    <annotation encoding="StarMath 5.0">C(t)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